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2f5" officeooo:paragraph-rsid="001812f5"/>
    </style:style>
    <style:style style:name="P2" style:family="paragraph" style:parent-style-name="Standard">
      <style:text-properties officeooo:rsid="001812f5" officeooo:paragraph-rsid="001beae3"/>
    </style:style>
    <style:style style:name="P3" style:family="paragraph" style:parent-style-name="Standard">
      <style:text-properties officeooo:rsid="001812f5" officeooo:paragraph-rsid="00258e09"/>
    </style:style>
    <style:style style:name="P4" style:family="paragraph" style:parent-style-name="Standard">
      <style:text-properties officeooo:rsid="001812f5" officeooo:paragraph-rsid="002712af"/>
    </style:style>
    <style:style style:name="P5" style:family="paragraph" style:parent-style-name="Standard">
      <style:text-properties officeooo:rsid="001812f5" officeooo:paragraph-rsid="002b176e"/>
    </style:style>
    <style:style style:name="P6" style:family="paragraph" style:parent-style-name="Standard">
      <style:text-properties officeooo:rsid="001812f5" officeooo:paragraph-rsid="002df05d"/>
    </style:style>
    <style:style style:name="P7" style:family="paragraph" style:parent-style-name="Standard">
      <style:text-properties officeooo:rsid="001812f5" officeooo:paragraph-rsid="0030c0a8"/>
    </style:style>
    <style:style style:name="P8" style:family="paragraph" style:parent-style-name="Standard">
      <style:text-properties officeooo:rsid="001812f5" officeooo:paragraph-rsid="00340cb5"/>
    </style:style>
    <style:style style:name="P9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10" style:family="paragraph" style:parent-style-name="Standard">
      <style:text-properties fo:font-weight="bold" officeooo:rsid="001812f5" officeooo:paragraph-rsid="002df05d" style:font-weight-asian="bold" style:font-weight-complex="bold"/>
    </style:style>
    <style:style style:name="P11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12" style:family="paragraph" style:parent-style-name="Standard">
      <style:text-properties fo:font-weight="bold" officeooo:rsid="001db959" officeooo:paragraph-rsid="0030c0a8" style:font-weight-asian="bold" style:font-weight-complex="bold"/>
    </style:style>
    <style:style style:name="P13" style:family="paragraph" style:parent-style-name="Standard">
      <style:text-properties fo:font-weight="bold" officeooo:rsid="00220b57" officeooo:paragraph-rsid="00220b57" style:font-weight-asian="bold" style:font-weight-complex="bold"/>
    </style:style>
    <style:style style:name="P14" style:family="paragraph" style:parent-style-name="Standard">
      <style:text-properties fo:font-weight="bold" officeooo:rsid="002df05d" officeooo:paragraph-rsid="002df05d" style:font-weight-asian="bold" style:font-weight-complex="bold"/>
    </style:style>
    <style:style style:name="P15" style:family="paragraph" style:parent-style-name="Standard">
      <style:text-properties fo:font-weight="bold" officeooo:rsid="0030c0a8" officeooo:paragraph-rsid="0030c0a8" style:font-weight-asian="bold" style:font-weight-complex="bold"/>
    </style:style>
    <style:style style:name="P16" style:family="paragraph" style:parent-style-name="Standard">
      <style:text-properties fo:font-size="14pt" fo:font-style="italic" fo:font-weight="bold" officeooo:rsid="001812f5" officeooo:paragraph-rsid="001812f5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1db959" officeooo:paragraph-rsid="001e6608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beae3" officeooo:paragraph-rsid="001beae3"/>
    </style:style>
    <style:style style:name="P19" style:family="paragraph" style:parent-style-name="Standard">
      <style:text-properties officeooo:rsid="001db959" officeooo:paragraph-rsid="001e6608"/>
    </style:style>
    <style:style style:name="P20" style:family="paragraph" style:parent-style-name="Standard">
      <style:text-properties officeooo:paragraph-rsid="001db959"/>
    </style:style>
    <style:style style:name="P21" style:family="paragraph" style:parent-style-name="Standard">
      <style:text-properties officeooo:rsid="001a0b18" officeooo:paragraph-rsid="00258e09"/>
    </style:style>
    <style:style style:name="P22" style:family="paragraph" style:parent-style-name="Standard">
      <style:text-properties officeooo:paragraph-rsid="0030c0a8"/>
    </style:style>
    <style:style style:name="P23" style:family="paragraph" style:parent-style-name="Standard">
      <style:text-properties officeooo:rsid="0030c0a8" officeooo:paragraph-rsid="0030c0a8"/>
    </style:style>
    <style:style style:name="P2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a0b18"/>
    </style:style>
    <style:style style:name="P2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812f5"/>
    </style:style>
    <style:style style:name="P2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31de36"/>
    </style:style>
    <style:style style:name="P2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331869"/>
    </style:style>
    <style:style style:name="P2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812f5" officeooo:paragraph-rsid="0030c0a8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20c159" officeooo:paragraph-rsid="0020c159" style:font-size-asian="16pt" style:font-weight-asian="bold" style:font-size-complex="16pt" style:font-weight-complex="bold"/>
    </style:style>
    <style:style style:name="P30" style:family="paragraph" style:parent-style-name="Standard">
      <style:text-properties officeooo:rsid="0030c0a8" officeooo:paragraph-rsid="00340cb5"/>
    </style:style>
    <style:style style:name="P31" style:family="paragraph" style:parent-style-name="Standard">
      <style:text-properties officeooo:rsid="001812f5" officeooo:paragraph-rsid="001812f5"/>
    </style:style>
    <style:style style:name="P32" style:family="paragraph" style:parent-style-name="Standard">
      <style:text-properties officeooo:rsid="001812f5" officeooo:paragraph-rsid="0037b06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0b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8e09" style:font-weight-asian="bold" style:font-weight-complex="bold"/>
    </style:style>
    <style:style style:name="T5" style:family="text">
      <style:text-properties fo:font-weight="bold" officeooo:rsid="002b176e" style:font-weight-asian="bold" style:font-weight-complex="bold"/>
    </style:style>
    <style:style style:name="T6" style:family="text">
      <style:text-properties officeooo:rsid="001ac9b8"/>
    </style:style>
    <style:style style:name="T7" style:family="text">
      <style:text-properties officeooo:rsid="001beae3"/>
    </style:style>
    <style:style style:name="T8" style:family="text">
      <style:text-properties officeooo:rsid="001db95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407d0"/>
    </style:style>
    <style:style style:name="T11" style:family="text">
      <style:text-properties officeooo:rsid="00258e09"/>
    </style:style>
    <style:style style:name="T12" style:family="text">
      <style:text-properties officeooo:rsid="002d01c9"/>
    </style:style>
    <style:style style:name="T13" style:family="text">
      <style:text-properties officeooo:rsid="002df05d"/>
    </style:style>
    <style:style style:name="T14" style:family="text">
      <style:text-properties officeooo:rsid="0030c0a8"/>
    </style:style>
    <style:style style:name="T15" style:family="text">
      <style:text-properties officeooo:rsid="0031de36"/>
    </style:style>
    <style:style style:name="T16" style:family="text">
      <style:text-properties officeooo:rsid="00331869"/>
    </style:style>
    <style:style style:name="T17" style:family="text">
      <style:text-properties officeooo:rsid="0035f87c"/>
    </style:style>
    <style:style style:name="T18" style:family="text">
      <style:text-properties officeooo:rsid="0037b0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NX-KS Mod-pack</text:p>
      <text:p text:style-name="P9">How to install:</text:p>
      <text:p text:style-name="P1"><text:s text:c="6"/>1) start with a clean memory card (no files), turn-on your Bluetooth</text:p>
      <text:p text:style-name="P1"><text:s text:c="6"/>2) unzip the contents of the zip into the root of the sdcard</text:p>
      <text:p text:style-name="P1"><text:s text:c="6"/>3) put the card in the camera, and start the camera</text:p>
      <text:p text:style-name="P1"><text:s text:c="6"/>4) have some patience (there can be 1 or 2 auto-reboots)</text:p>
      <text:p text:style-name="P1"><text:s text:c="6"/>5) when BT-Mod is complete there will be [ Installation Complete ] message, followed by reboot</text:p>
      <text:p text:style-name="P1"><text:s text:c="6"/>6) after boot, you will see [ Mod V<text:span text:style-name="T12">2</text:span>.xx ] (if you don't see it in 15 seconds, turn on the Bluetooth)</text:p>
      <text:p text:style-name="P1"><text:s text:c="5"/><text:span text:style-name="T1"><text:s/>x) to uninstall select: main menu &gt; settings&gt; Uninstall Mod</text:span></text:p>
      <text:p text:style-name="P1"/>
      <text:p text:style-name="P9"/>
      <text:p text:style-name="P9">Key-combinations EV+*:</text:p>
      <text:p text:style-name="P1"><text:s text:c="6"/>AEL<text:tab/><text:tab/><text:tab/>: immediate hibernation</text:p>
      <text:p text:style-name="P1"><text:s text:c="6"/>UP<text:tab/><text:tab/><text:tab/><text:tab/>: load UP profile</text:p>
      <text:p text:style-name="P1"><text:s text:c="6"/>DOWN<text:tab/><text:tab/><text:tab/>: load DN profile</text:p>
      <text:p text:style-name="P1"><text:s text:c="6"/><text:span text:style-name="T17">RIGHT <text:tab/><text:tab/><text:tab/>: Turn ON/OFF touchscreen</text:span></text:p>
      <text:p text:style-name="P32"><text:s text:c="6"/><text:span text:style-name="T18">LEFT <text:tab/><text:tab/><text:tab/>: Turn ON/OFF menu-button</text:span></text:p>
      <text:p text:style-name="P1"><text:s text:c="6"/>Half-Press-Shutter<text:tab/>: focus pull</text:p>
      <text:p text:style-name="P1"><text:s text:c="6"/>mobile<text:tab/><text:tab/><text:tab/>: telnet</text:p>
      <text:p text:style-name="P1"><text:s text:c="6"/>EV <text:span text:style-name="T1">(double-click EV)<text:tab/></text:span>: Main Menu <text:s/>(NX500)</text:p>
      <text:p text:style-name="P1"><text:s text:c="6"/>OK<text:tab/><text:tab/><text:tab/><text:tab/>: Main Menu (NX1)</text:p>
      <text:p text:style-name="P1"/>
      <text:p text:style-name="P1"/>
      <text:p text:style-name="P9">Main Menu</text:p>
      <text:p text:style-name="P1"><text:tab/><text:span text:style-name="T13">Time-Lapse</text:span> <text:s/><text:tab/><text:tab/>Custom Functions</text:p>
      <text:p text:style-name="P1"><text:tab/><text:span text:style-name="T11">Focus + Profiles</text:span> <text:tab/>Settings</text:p>
      <text:p text:style-name="P1"><text:tab/>Hibernate<text:tab/> <text:s text:c="3"/><text:tab/>Sleep</text:p>
      <text:p text:style-name="P10"/>
      <text:p text:style-name="P14"><text:tab/>Time-Lapse</text:p>
      <text:p text:style-name="P6"><text:tab/><text:tab/><text:span text:style-name="T13">Wake Lapse</text:span> <text:tab/>-<text:tab/><text:span text:style-name="T13">Schedule time-lapse</text:span></text:p>
      <text:p text:style-name="P6"><text:tab/><text:tab/><text:span text:style-name="T13">Ramping<text:tab/>-<text:tab/>Time-lapse with ramping capabilities </text:span><text:line-break/></text:p>
      <text:p text:style-name="P10"><text:tab/>Custom Functions</text:p>
      <text:p text:style-name="P7"><text:tab/><text:tab/><text:span text:style-name="T13">LCD-Off Video Rec.<text:tab/></text:span><text:tab/><text:span text:style-name="T14">Video Bitrates (set custom bitrates)</text:span></text:p>
      <text:p text:style-name="P8"><text:tab/><text:tab/><text:span text:style-name="T14">ZoomZoom<text:tab/><text:tab/><text:tab/>Mod Resolution</text:span></text:p>
      <text:p text:style-name="P30"><text:tab/><text:tab/>Batch Recording<text:tab/><text:tab/>HDR ( 5-image HDR, from 1/15 to 1/6000)</text:p>
      <text:p text:style-name="P8"><text:tab/><text:tab/><text:span text:style-name="T14">Mod-Version<text:tab/><text:tab/><text:tab/>Camcorder Mode (Shutter button for video Rec)<text:tab/><text:tab/></text:span></text:p>
      <text:p text:style-name="P8"><text:span text:style-name="T3"><text:tab/></text:span></text:p>
      <text:p text:style-name="P3"><text:span text:style-name="T3"><text:tab/></text:span><text:span text:style-name="T4">Focus </text:span><text:span text:style-name="T5">+ Profiles</text:span><text:span text:style-name="T3"> </text:span></text:p>
      <text:p text:style-name="P3"><text:tab/><text:tab/>Focus Stacking <text:s text:c="3"/><text:tab/></text:p>
      <text:p text:style-name="P3"><text:tab/><text:tab/>Focus Buttons</text:p>
      <text:p text:style-name="P3"><text:tab/><text:tab/><text:span text:style-name="T15">Auto-Peak (HalfShutter enables peaking, use OK to end peaking)</text:span></text:p>
      <text:p text:style-name="P5"><text:tab/><text:tab/><text:span text:style-name="T11">Pull Speed (set focus-pull speed used on EV+HalfShutter)</text:span></text:p>
      <text:p text:style-name="P5"><text:span text:style-name="T3"><text:tab/><text:tab/>Profiles</text:span><text:tab/></text:p>
      <text:p text:style-name="P1"><text:tab/><text:tab/><text:tab/>save/load UP or DN profile</text:p>
      <text:p text:style-name="P1"><text:tab/><text:tab/><text:tab/>save/load FullBackup (all camera settings)</text:p>
      <text:p text:style-name="P3"><text:tab/><text:tab/><text:tab/><text:span text:style-name="T2">Saved profiles are stored in /sdcard/presets/ </text:span></text:p>
      <text:p text:style-name="P21"><text:tab/><text:tab/><text:tab/>and you can copy and backup them as needed.</text:p>
      <text:p text:style-name="P3"><text:soft-page-break/></text:p>
      <text:p text:style-name="P4"/>
      <text:p text:style-name="P9"><text:tab/>Settings</text:p>
      <text:p text:style-name="P28"><text:tab/>Silent Shutter (nx500 only)<text:tab/></text:p>
      <text:p text:style-name="P26"><text:tab/><text:span text:style-name="T14">Mod Resolutions (</text:span>nx500 only, <text:span text:style-name="T14">change resolution for a given video setting)</text:span></text:p>
      <text:p text:style-name="P27"><text:tab/>No Rec Limit (<text:span text:style-name="T16">problems with longer than 70min files, </text:span></text:p>
      <text:p text:style-name="P27"><text:span text:style-name="T16"><text:tab/><text:tab/><text:tab/>on </text:span>nx500, <text:span text:style-name="T16">mount </text:span>4K/UHD <text:span text:style-name="T16">mount on HD for no-time limit</text:span>)</text:p>
      <text:p text:style-name="P24"><text:tab/>Refocus on Boot (<text:span text:style-name="T2">return to last focus after hibernation)</text:span></text:p>
      <text:p text:style-name="P24"><text:tab/><text:span text:style-name="T14">No Lens Release (for faulty mounts – take pictures/video without a detected lens)</text:span></text:p>
      <text:p text:style-name="P25"><text:tab/>Enable Bluetooth (use this to enable Bluetooth functionality while the mod is installed)</text:p>
      <text:p text:style-name="P25"><text:tab/><text:span text:style-name="T13">Swap 128MB (create virtual memory for fallback purposes, in case we run out of RAM)</text:span></text:p>
      <text:p text:style-name="P25"><text:tab/>Uninstall Mod</text:p>
      <text:p text:style-name="P1"/>
      <text:p text:style-name="P9"><text:tab/><text:tab/><text:tab/></text:p>
      <text:p text:style-name="P3"/>
      <text:p text:style-name="P16"><text:tab/><text:span text:style-name="T2">Added Functionality </text:span></text:p>
      <text:p text:style-name="P1"/>
      <text:p text:style-name="P9">Focus buttons</text:p>
      <text:p text:style-name="P1"><text:tab/>Program that displays series of buttons on top of the screen</text:p>
      <text:p text:style-name="P1"><text:tab/>long press (1+s) to save current focus position</text:p>
      <text:p text:style-name="P1"><text:tab/>click to restore saved focus position</text:p>
      <text:p text:style-name="P1"><text:tab/>Can be used for studio shooting, astrophotography </text:p>
      <text:p text:style-name="P1"><text:tab/>(focus on infinity during day, recall the focus during the night), etc.</text:p>
      <text:p text:style-name="P1"/>
      <text:p text:style-name="P9">Focus stacking</text:p>
      <text:p text:style-name="P1"><text:tab/>Focus on near point - press "Near"</text:p>
      <text:p text:style-name="P1"><text:tab/>Focus on far point - press "Far"</text:p>
      <text:p text:style-name="P1"><text:tab/>Click "Stack" and wait for it to finish</text:p>
      <text:p text:style-name="P1"><text:tab/>Files are in the usual place - remember to fix exposure/awb/etc as you normally would</text:p>
      <text:p text:style-name="P1"/>
      <text:p text:style-name="P1"><text:span text:style-name="T3">Focus pull</text:span> <text:span text:style-name="T2">(</text:span>EV+half-press shutter button<text:span text:style-name="T2">)</text:span></text:p>
      <text:p text:style-name="P1"><text:tab/>Focus on subject 1</text:p>
      <text:p text:style-name="P1"><text:tab/>press EV+half-press shutter button</text:p>
      <text:p text:style-name="P1"><text:tab/>Focus on subject 2</text:p>
      <text:p text:style-name="P1"><text:span text:style-name="T2"><text:tab/>C</text:span>onsecutive EV+half-press shutter button will be switching between focus of the two subjects.</text:p>
      <text:p text:style-name="P1"><text:tab/><text:span text:style-name="T2">Adjusting focus is possible is possible at any time.</text:span></text:p>
      <text:p text:style-name="P1"/>
      <text:p text:style-name="P9"/>
      <text:p text:style-name="P9">Refocus on Boot</text:p>
      <text:p text:style-name="P1"><text:tab/>When using hibernation (EV+AEL <text:span text:style-name="T6">or Menu&gt;Hibernate</text:span>) the camera records last focus distance</text:p>
      <text:p text:style-name="P1"><text:tab/>If this option is enabled, camera will refocus to that focus distance on boot</text:p>
      <text:p text:style-name="P1"/>
      <text:p text:style-name="P9">Batch recording</text:p>
      <text:p text:style-name="P1"><text:tab/>The main target users are NX500, who even with "removed <text:span text:style-name="T7">time-limit</text:span>" still have restrictions for 4K and UHD. <text:span text:style-name="T7">NX1 also has some problems with recording too long. </text:span>When button is pressed, the camera starts recording and auto-starts new clips until "Rec" is pressed. <text:span text:style-name="T7">Clips are split in 840sec batches, and will have about a second gap in the continuity. </text:span></text:p>
      <text:p text:style-name="P1"/>
      <text:p text:style-name="P1"/>
      <text:p text:style-name="P1"><text:soft-page-break/></text:p>
      <text:p text:style-name="P13">Wake <text:span text:style-name="T10">Lapse</text:span></text:p>
      <text:p text:style-name="P2"><text:tab/><text:span text:style-name="T10">Setup a Time-lapse with delayed start. Puts camera to sleep for used defined time period, upon wake-up it starts by refocusing to the focus position when Wake Lapse was started, and then starts taking images with user specified time-gap between them, for user-specified duration.</text:span></text:p>
      <text:p text:style-name="P1"/>
      <text:p text:style-name="P15">Ramping</text:p>
      <text:p text:style-name="P7"><text:tab/><text:span text:style-name="T10">Setup a Time-lapse with delayed start and define a ramp exposure speed change. You set exposure start and exposure end, ramp start and time-length. Exposure change uses an easing function to further smooth transition. Strongly advised is to use a manual lens, or switch aperture to manual so the iris never moves between pictures. </text:span></text:p>
      <text:p text:style-name="P23">On start, the camera is put to sleep for used defined time period (if delayed start is not 0), upon wake-up it starts by refocusing to the focus position when Ramping was started, and then starts taking images with user specified time-gap between them, for user-specified duration. When reaching ramp-start time, the exposure gradually starts to change until it reaches the end-exposure level for the preset time period. After that taking picture continuous up to reaching the end of the preset “total time” for the time-lapse.</text:p>
      <text:p text:style-name="P7"/>
      <text:p text:style-name="P7"/>
      <text:p text:style-name="P23"><text:s/></text:p>
      <text:p text:style-name="P1"/>
      <text:p text:style-name="P1"/>
      <text:p text:style-name="Standard"/>
      <text:p text:style-name="P22"><text:span text:style-name="T3">Thanks to Otto</text:span> for the programs that make this possible - keyscan, gui, focus stacking, focus buttons, ... to name a few.<text:line-break/><text:line-break/><text:span text:style-name="T14">NX-KS information: <text:s text:c="2"/></text:span><text:a xlink:type="simple" xlink:href="https://www.facebook.com/NXKS2/" text:style-name="Internet_20_link" text:visited-style-name="Visited_20_Internet_20_Link"><text:span text:style-name="T14">https://www.facebook.com/NXKS2/</text:span></text:a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Donations</text:p>
      <text:p text:style-name="P19"/>
      <text:p text:style-name="P20">Q: So, where's the <text:span text:style-name="Strong_20_Emphasis">Donate</text:span> button? A: Nowhere. Find a suitable charity and donate. If you cannot afford it, find a local charity and see if they need help in person - it will do you a world of good. <text:span text:style-name="T8"><text:line-break/></text:span></text:p>
      <text:p text:style-name="P11"/>
      <text:p text:style-name="P11"/>
      <text:p text:style-name="P11"/>
      <text:p text:style-name="P11"/>
      <text:p text:style-name="P11">LINKS </text:p>
      <text:p text:style-name="P11"><text:span text:style-name="T9">The hub for all information:</text:span> <text:a xlink:type="simple" xlink:href="https://github.com/ottokiksmaler/nx500_nx1_modding" text:style-name="Internet_20_link" text:visited-style-name="Visited_20_Internet_20_Link">https://github.com/ottokiksmaler/nx500_nx1_modding</text:a></text:p>
      <text:p text:style-name="P12"><text:span text:style-name="T9">Latest version: </text:span><text:a xlink:type="simple" xlink:href="https://www.facebook.com/NXKS2/" text:style-name="Internet_20_link" text:visited-style-name="Visited_20_Internet_20_Link"><text:span text:style-name="T14">https://www.facebook.com/NXKS2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29:13.327000000</meta:creation-date>
    <dc:date>2016-09-21T15:53:07.468000000</dc:date>
    <meta:editing-duration>PT1H51M16S</meta:editing-duration>
    <meta:editing-cycles>24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88" meta:word-count="814" meta:character-count="5197" meta:non-whitespace-character-count="4235"/>
  </office:meta>
</office:document-meta>
</file>